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1ad03" draw:textarea-horizontal-align="justify" draw:textarea-vertical-align="middle" draw:auto-grow-height="false" fo:min-height="6.65cm" fo:min-width="20.6cm"/>
    </style:style>
    <style:style style:name="gr2" style:family="graphic" style:parent-style-name="standard">
      <style:graphic-properties draw:stroke="none" draw:fill="solid" draw:fill-color="#ffe295" draw:opacity="50%" draw:textarea-horizontal-align="justify" draw:textarea-vertical-align="middle" draw:auto-grow-height="false" fo:min-height="6.95cm" fo:min-width="10cm" draw:shadow-opacity="50%"/>
    </style:style>
    <style:style style:name="gr3" style:family="graphic" style:parent-style-name="standard">
      <style:graphic-properties draw:stroke="none" draw:fill="solid" draw:fill-color="#ffcb04" draw:textarea-horizontal-align="justify" draw:textarea-vertical-align="middle" draw:auto-grow-height="false" fo:min-height="5.25cm" fo:min-width="7.1cm"/>
    </style:style>
    <style:style style:name="gr4" style:family="graphic" style:parent-style-name="standard">
      <style:graphic-properties draw:stroke="none" draw:fill="solid" draw:fill-color="#477ec0" draw:opacity="50%" draw:textarea-horizontal-align="justify" draw:textarea-vertical-align="middle" draw:auto-grow-height="false" fo:min-height="6.75cm" fo:min-width="20.8cm" draw:shadow-opacity="50%"/>
    </style:style>
    <style:style style:name="gr5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37cm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36cm"/>
      <style:paragraph-properties style:writing-mode="lr-tb"/>
    </style:style>
    <style:style style:name="gr8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345cm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1.536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1.6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67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1.55cm"/>
      <style:paragraph-properties style:writing-mode="lr-tb"/>
    </style:style>
    <style:style style:name="gr15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67cm" fo:padding-top="0.14cm" fo:padding-bottom="0.14cm" fo:padding-left="0.265cm" fo:padding-right="0.265cm"/>
    </style:style>
    <style:style style:name="gr16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52cm" fo:min-width="1.37cm" fo:padding-top="0.14cm" fo:padding-bottom="0.14cm" fo:padding-left="0.265cm" fo:padding-right="0.265cm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1.5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6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6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2.802cm"/>
      <style:paragraph-properties style:writing-mode="lr-tb"/>
    </style:style>
    <style:style style:name="gr21" style:family="graphic" style:parent-style-name="objectwithoutfill">
      <style:graphic-properties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.90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02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72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75cm"/>
      <style:paragraph-properties style:writing-mode="lr-tb"/>
    </style:style>
    <style:style style:name="gr29" style:family="graphic" style:parent-style-name="standard">
      <style:graphic-properties draw:stroke="none" draw:fill="solid" draw:fill-color="#ffe295" draw:textarea-horizontal-align="justify" draw:textarea-vertical-align="middle" draw:auto-grow-height="false" fo:min-height="0.35cm" fo:min-width="0.2cm"/>
    </style:style>
    <style:style style:name="gr30" style:family="graphic" style:parent-style-name="standard">
      <style:graphic-properties draw:stroke="none" draw:fill="solid" draw:fill-color="#ffcb04" draw:textarea-horizontal-align="justify" draw:textarea-vertical-align="middle" draw:auto-grow-height="false" fo:min-height="0.35cm" fo:min-width="0.2cm"/>
    </style:style>
    <style:style style:name="gr31" style:family="graphic" style:parent-style-name="standard">
      <style:graphic-properties draw:stroke="none" draw:fill="solid" draw:fill-color="#41ad03" draw:textarea-horizontal-align="justify" draw:textarea-vertical-align="middle" draw:auto-grow-height="false" fo:min-height="0.35cm" fo:min-width="0.2cm"/>
    </style:style>
    <style:style style:name="gr32" style:family="graphic" style:parent-style-name="standard">
      <style:graphic-properties draw:stroke="none" draw:fill="solid" draw:fill-color="#d2232a" draw:opacity="50%" draw:textarea-horizontal-align="justify" draw:textarea-vertical-align="middle" draw:auto-grow-height="false" fo:min-height="0.35cm" fo:min-width="0.2cm" draw:shadow-opacity="50%"/>
    </style:style>
    <style:style style:name="gr33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1.571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1.5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1.55cm"/>
      <style:paragraph-properties style:writing-mode="lr-tb"/>
    </style:style>
    <style:style style:name="gr37" style:family="graphic" style:parent-style-name="standard">
      <style:graphic-properties draw:stroke="none" draw:fill="solid" draw:fill-color="#477ec0" draw:textarea-horizontal-align="justify" draw:textarea-vertical-align="middle" draw:auto-grow-height="false" fo:min-height="0.35cm" fo:min-width="0.2cm"/>
    </style:style>
    <style:style style:name="gr38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47cm" fo:padding-top="0.14cm" fo:padding-bottom="0.14cm" fo:padding-left="0.265cm" fo:padding-right="0.265cm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1.53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1.55cm"/>
      <style:paragraph-properties style:writing-mode="lr-tb"/>
    </style:style>
    <style:style style:name="gr41" style:family="graphic" style:parent-style-name="standard">
      <style:graphic-properties draw:stroke="dash" svg:stroke-width="0.05cm" svg:stroke-color="#000000" draw:marker-start-width="0.28cm" draw:marker-end-width="0.28cm" draw:textarea-horizontal-align="justify" draw:textarea-vertical-align="middle" draw:auto-grow-height="false" fo:min-height="3.55cm" fo:min-width="9cm" fo:padding-top="0.15cm" fo:padding-bottom="0.15cm" fo:padding-left="0.275cm" fo:padding-right="0.275cm"/>
    </style:style>
    <style:style style:name="gr42" style:family="graphic" style:parent-style-name="standard">
      <style:graphic-properties draw:stroke="dash" draw:stroke-dash="Double_20_Dot" svg:stroke-width="0.05cm" svg:stroke-color="#000000" draw:marker-start-width="0.28cm" draw:marker-end-width="0.28cm" draw:textarea-horizontal-align="justify" draw:textarea-vertical-align="middle" draw:auto-grow-height="false" fo:min-height="3.1cm" fo:min-width="5.65cm" fo:padding-top="0.15cm" fo:padding-bottom="0.15cm" fo:padding-left="0.275cm" fo:padding-right="0.275cm"/>
    </style:style>
    <style:style style:name="gr43" style:family="graphic" style:parent-style-name="standard">
      <style:graphic-properties draw:stroke="none" draw:fill="solid" draw:fill-color="#ff6464" draw:opacity="50%" draw:textarea-horizontal-align="justify" draw:textarea-vertical-align="middle" draw:auto-grow-height="false" fo:min-height="0.35cm" fo:min-width="0.2cm" draw:shadow-opacity="50%"/>
    </style:style>
    <style:style style:name="gr44" style:family="graphic" style:parent-style-name="standard">
      <style:graphic-properties draw:stroke="none" draw:fill="solid" draw:fill-color="#d2232a" draw:opacity="50%" draw:textarea-horizontal-align="justify" draw:textarea-vertical-align="middle" draw:auto-grow-height="false" fo:min-height="20.95cm" fo:min-width="2.3cm" draw:shadow-opacity="50%"/>
    </style:style>
    <style:style style:name="gr45" style:family="graphic" style:parent-style-name="standard">
      <style:graphic-properties draw:stroke="none" draw:fill="solid" draw:fill-color="#ff6464" draw:opacity="50%" draw:textarea-horizontal-align="justify" draw:textarea-vertical-align="middle" draw:auto-grow-height="false" fo:min-height="20.85cm" fo:min-width="2.5cm" draw:shadow-opacity="50%"/>
    </style:style>
    <style:style style:name="P1" style:family="paragraph">
      <loext:graphic-properties draw:fill="solid" draw:fill-color="#41ad03"/>
      <style:paragraph-properties fo:text-align="center"/>
    </style:style>
    <style:style style:name="P2" style:family="paragraph">
      <loext:graphic-properties draw:fill="solid" draw:fill-color="#ffe295" draw:opacity="50%"/>
      <style:paragraph-properties fo:text-align="center"/>
      <style:text-properties fo:font-size="22pt"/>
    </style:style>
    <style:style style:name="P3" style:family="paragraph">
      <loext:graphic-properties draw:fill="solid" draw:fill-color="#ffcb04"/>
      <style:paragraph-properties fo:text-align="center"/>
    </style:style>
    <style:style style:name="P4" style:family="paragraph">
      <loext:graphic-properties draw:fill="solid" draw:fill-color="#477ec0" draw:opacity="50%"/>
      <style:paragraph-properties fo:text-align="center"/>
      <style:text-properties fo:font-size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32pt" style:font-size-asian="32pt" style:font-size-complex="32pt"/>
    </style:style>
    <style:style style:name="P9" style:family="paragraph">
      <loext:graphic-properties draw:fill="solid"/>
      <style:paragraph-properties fo:text-align="center"/>
      <style:text-properties fo:font-size="22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loext:graphic-properties draw:fill="solid" draw:fill-color="#ffe295"/>
      <style:paragraph-properties fo:text-align="center"/>
    </style:style>
    <style:style style:name="P12" style:family="paragraph">
      <loext:graphic-properties draw:fill="solid" draw:fill-color="#d2232a" draw:opacity="50%"/>
      <style:paragraph-properties fo:text-align="center"/>
      <style:text-properties fo:font-size="22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solid" draw:fill-color="#477ec0"/>
      <style:paragraph-properties fo:text-align="center"/>
    </style:style>
    <style:style style:name="P15" style:family="paragraph">
      <style:paragraph-properties fo:text-align="center"/>
      <style:text-properties style:text-underline-style="solid" style:text-underline-width="auto" style:text-underline-color="font-color"/>
    </style:style>
    <style:style style:name="P16" style:family="paragraph">
      <loext:graphic-properties draw:fill="solid" draw:fill-color="#ff6464" draw:opacity="50%"/>
      <style:paragraph-properties fo:text-align="center"/>
      <style:text-properties fo:font-size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-33% 58%" fo:font-size="32pt" style:font-size-asian="32pt" style:font-size-complex="32pt"/>
    </style:style>
    <style:style style:name="T3" style:family="text">
      <style:text-properties style:text-position="-33% 58%" style:font-name="Liberation Sans" fo:font-size="32pt" style:font-name-asian="Liberation Sans" style:font-size-asian="32pt" style:font-name-complex="Liberation Sans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font-name-asian="Liberation Sans" style:font-name-complex="Liberation Sans"/>
    </style:style>
    <style:style style:name="T8" style:family="text">
      <style:text-properties style:font-name="Liberation Sans" fo:font-size="22pt" style:font-name-asian="Liberation Sans" style:font-name-complex="Liberation Sans"/>
    </style:style>
    <style:style style:name="T9" style:family="text">
      <style:text-properties style:text-position="-33% 58%" style:font-name="Liberation Sans" style:font-name-asian="Liberation Sans" style:font-name-complex="Liberation Sans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1cm" svg:height="6.9cm" svg:x="1.5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5cm" svg:height="7.2cm" svg:x="1.4cm" svg:y="8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cm" svg:height="5.5cm" svg:x="3.9cm" svg:y="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.3cm" svg:height="7cm" svg:x="1.3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2cm" svg:x="1.5cm" svg:y="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2cm" svg:height="1.517cm" svg:x="1.9cm" svg:y="9.3cm">
          <draw:text-box>
            <text:p><text:span text:style-name="T1">E</text:span></text:p>
          </draw:text-box>
        </draw:frame>
        <draw:custom-shape draw:style-name="gr5" draw:text-style-name="P5" draw:layer="layout" svg:width="1.9cm" svg:height="2cm" svg:x="6.2cm" svg:y="9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2cm" svg:height="1.786cm" svg:x="6.6cm" svg:y="9.2cm">
          <draw:text-box>
            <text:p><text:span text:style-name="T1">I</text:span><text:span text:style-name="T2">a</text:span></text:p>
          </draw:text-box>
        </draw:frame>
        <draw:custom-shape draw:style-name="gr5" draw:text-style-name="P5" draw:layer="layout" svg:width="1.9cm" svg:height="2cm" svg:x="4.7cm" svg:y="11.3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2cm" svg:height="1.786cm" svg:x="5.1cm" svg:y="11.5cm">
          <draw:text-box>
            <text:p><text:span text:style-name="T1">I</text:span><text:span text:style-name="T2">p</text:span></text:p>
          </draw:text-box>
        </draw:frame>
        <draw:custom-shape draw:style-name="gr8" draw:text-style-name="P5" draw:layer="layout" svg:width="1.875cm" svg:height="2cm" svg:x="8.325cm" svg:y="12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2cm" svg:height="1.786cm" svg:x="8.725cm" svg:y="12.2cm">
          <draw:text-box>
            <text:p><text:span text:style-name="T1">I</text:span><text:span text:style-name="T2">s</text:span></text:p>
          </draw:text-box>
        </draw:frame>
        <draw:frame draw:style-name="gr9" draw:text-style-name="P6" draw:layer="layout" svg:width="1.5cm" svg:height="1.6cm" svg:x="14cm" svg:y="9.5cm">
          <draw:text-box>
            <text:p><text:span text:style-name="T1">R</text:span></text:p>
          </draw:text-box>
        </draw:frame>
        <draw:custom-shape draw:style-name="gr5" draw:text-style-name="P5" draw:layer="layout" svg:width="1.9cm" svg:height="2cm" svg:x="13.8cm" svg:y="9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2cm" svg:x="6.2cm" svg:y="5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8cm" svg:height="1.8cm" svg:x="6.4cm" svg:y="5.6cm">
          <draw:text-box>
            <text:p><text:span text:style-name="T1">I</text:span><text:span text:style-name="T2">a</text:span><text:span text:style-name="T3">δ</text:span></text:p>
          </draw:text-box>
        </draw:frame>
        <draw:custom-shape draw:style-name="gr5" draw:text-style-name="P5" draw:layer="layout" svg:width="1.9cm" svg:height="2cm" svg:x="9cm" svg:y="5.5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8cm" svg:height="1.786cm" svg:x="9.2cm" svg:y="5.7cm">
          <draw:text-box>
            <text:p text:style-name="P7"><text:span text:style-name="T4">R</text:span><text:span text:style-name="T3">δ</text:span></text:p>
          </draw:text-box>
        </draw:frame>
        <draw:custom-shape draw:style-name="gr5" draw:text-style-name="P5" draw:layer="layout" svg:width="1.9cm" svg:height="2cm" svg:x="5.5cm" svg:y="2.4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6cm" svg:height="1.786cm" svg:x="5.7cm" svg:y="2.614cm">
          <draw:text-box>
            <text:p text:style-name="P7"><text:span text:style-name="T4">I</text:span><text:span text:style-name="T5">p</text:span><text:span text:style-name="T3">δ</text:span></text:p>
          </draw:text-box>
        </draw:frame>
        <draw:custom-shape draw:style-name="gr5" draw:text-style-name="P5" draw:layer="layout" svg:width="1.9cm" svg:height="2cm" svg:x="9cm" svg:y="2.348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75cm" svg:height="1.9cm" svg:x="9.4cm" svg:y="2.6cm">
          <draw:text-box>
            <text:p text:style-name="P7"><text:span text:style-name="T4">I</text:span><text:span text:style-name="T5">s</text:span><text:span text:style-name="T3">δ</text:span></text:p>
          </draw:text-box>
        </draw:frame>
        <draw:custom-shape draw:style-name="gr5" draw:text-style-name="P5" draw:layer="layout" svg:width="1.9cm" svg:height="2cm" svg:x="11.5cm" svg:y="5.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2.4cm" svg:height="1.921cm" svg:x="11.5cm" svg:y="5.579cm">
          <draw:text-box>
            <text:p text:style-name="P7"><text:span text:style-name="T4">H</text:span><text:span text:style-name="T3">δ</text:span></text:p>
          </draw:text-box>
        </draw:frame>
        <draw:frame draw:style-name="gr14" draw:text-style-name="P8" draw:layer="layout" svg:width="2.1cm" svg:height="1.8cm" svg:x="19.9cm" svg:y="6.1cm">
          <draw:text-box>
            <text:p text:style-name="P7"><text:span text:style-name="T4">D</text:span><text:span text:style-name="T6">h</text:span><text:span text:style-name="T3">δ</text:span></text:p>
          </draw:text-box>
        </draw:frame>
        <draw:custom-shape draw:style-name="gr15" draw:text-style-name="P5" draw:layer="layout" svg:width="2.2cm" svg:height="2cm" svg:x="19.8cm" svg:y="5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9cm" svg:height="1.8cm" svg:x="14.1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8" draw:layer="layout" svg:width="2.4cm" svg:height="1.8cm" svg:x="14.1cm" svg:y="18.7cm">
          <draw:text-box>
            <text:p text:style-name="P7"><text:span text:style-name="T4">R</text:span><text:span text:style-name="T6">h</text:span><text:span text:style-name="T6">d</text:span></text:p>
          </draw:text-box>
        </draw:frame>
        <draw:custom-shape draw:style-name="gr5" draw:text-style-name="P5" draw:layer="layout" svg:width="1.9cm" svg:height="2cm" svg:x="7.7cm" svg:y="16.1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575cm" svg:height="1.9cm" svg:x="8.1cm" svg:y="16.3cm">
          <draw:text-box>
            <text:p text:style-name="P7"><text:span text:style-name="T4">I</text:span><text:span text:style-name="T5">s</text:span><text:span text:style-name="T6">d</text:span></text:p>
          </draw:text-box>
        </draw:frame>
        <draw:custom-shape draw:style-name="gr5" draw:text-style-name="P5" draw:layer="layout" svg:width="1.9cm" svg:height="2cm" svg:x="10.7cm" svg:y="1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2cm" svg:x="17.127cm" svg:y="19.339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2.1cm" svg:height="1.9cm" svg:x="17.127cm" svg:y="19.539cm">
          <draw:text-box>
            <text:p text:style-name="P7"><text:span text:style-name="T4">D</text:span><text:span text:style-name="T6">h</text:span><text:span text:style-name="T6">d</text:span></text:p>
          </draw:text-box>
        </draw:frame>
        <draw:custom-shape draw:style-name="gr5" draw:text-style-name="P5" draw:layer="layout" svg:width="1.9cm" svg:height="2cm" svg:x="17.127cm" svg:y="19.3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2cm" svg:x="1.6cm" svg:y="2.4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1.8cm" svg:height="3.052cm" svg:x="1.8cm" svg:y="2.548cm">
          <draw:text-box>
            <text:p text:style-name="P7"><text:span text:style-name="T4">E</text:span><text:span text:style-name="T3">δ</text:span></text:p>
          </draw:text-box>
        </draw:frame>
        <draw:line draw:style-name="gr21" draw:text-style-name="P9" draw:layer="layout" svg:x1="3.4cm" svg:y1="10cm" svg:x2="6.2cm" svg:y2="10cm">
          <text:p/>
        </draw:line>
        <draw:line draw:style-name="gr21" draw:text-style-name="P9" draw:layer="layout" svg:x1="8.1cm" svg:y1="9.5cm" svg:x2="13.8cm" svg:y2="9.5cm">
          <text:p/>
        </draw:line>
        <draw:line draw:style-name="gr21" draw:text-style-name="P9" draw:layer="layout" svg:x1="6.6cm" svg:y1="13.1cm" svg:x2="8.3cm" svg:y2="13.6cm">
          <text:p/>
        </draw:line>
        <draw:line draw:style-name="gr21" draw:text-style-name="P9" draw:layer="layout" svg:x1="9.9cm" svg:y1="13.1cm" svg:x2="13.7cm" svg:y2="11.1cm">
          <text:p/>
        </draw:line>
        <draw:line draw:style-name="gr21" draw:text-style-name="P9" draw:layer="layout" svg:x1="2.5cm" svg:y1="11cm" svg:x2="4.7cm" svg:y2="13.1cm">
          <text:p/>
        </draw:line>
        <draw:line draw:style-name="gr21" draw:text-style-name="P9" draw:layer="layout" svg:x1="10.3cm" svg:y1="13.3cm" svg:x2="19.9cm" svg:y2="16.7cm">
          <text:p/>
        </draw:line>
        <draw:line draw:style-name="gr21" draw:text-style-name="P9" draw:layer="layout" svg:x1="3.5cm" svg:y1="3.4cm" svg:x2="5.5cm" svg:y2="3.4cm">
          <text:p/>
        </draw:line>
        <draw:line draw:style-name="gr21" draw:text-style-name="P9" draw:layer="layout" svg:x1="13.5cm" svg:y1="7.014cm" svg:x2="19.7cm" svg:y2="7cm">
          <text:p/>
        </draw:line>
        <draw:line draw:style-name="gr21" draw:text-style-name="P9" draw:layer="layout" svg:x1="8.6cm" svg:y1="14.1cm" svg:x2="8.6cm" svg:y2="16.1cm">
          <text:p/>
        </draw:line>
        <draw:frame draw:style-name="gr22" draw:text-style-name="P10" draw:layer="layout" svg:width="1.4cm" svg:height="1.173cm" svg:x="4cm" svg:y="9.027cm">
          <draw:text-box>
            <text:p><text:span text:style-name="T7">ασ</text:span></text:p>
          </draw:text-box>
        </draw:frame>
        <draw:frame draw:style-name="gr22" draw:text-style-name="P10" draw:layer="layout" svg:width="2.6cm" svg:height="1.173cm" svg:x="1.6cm" svg:y="12.027cm">
          <draw:text-box>
            <text:p><text:span text:style-name="T7">(1-</text:span><text:span text:style-name="T7">α)σ</text:span></text:p>
          </draw:text-box>
        </draw:frame>
        <draw:frame draw:style-name="gr23" draw:text-style-name="P10" draw:layer="layout" svg:width="1.408cm" svg:height="1.119cm" svg:x="6.8cm" svg:y="12.3cm">
          <draw:text-box>
            <text:p><text:span text:style-name="T8">π</text:span><text:span text:style-name="T8">ς</text:span></text:p>
          </draw:text-box>
        </draw:frame>
        <draw:frame draw:style-name="gr22" draw:text-style-name="P10" draw:layer="layout" svg:width="1.101cm" svg:height="1.173cm" svg:x="12.099cm" svg:y="8.527cm">
          <draw:text-box>
            <text:p><text:span text:style-name="T7">γ</text:span><text:span text:style-name="T9">a</text:span></text:p>
          </draw:text-box>
        </draw:frame>
        <draw:frame draw:style-name="gr24" draw:text-style-name="P10" draw:layer="layout" svg:width="1.4cm" svg:height="1.114cm" svg:x="11.8cm" svg:y="9.686cm">
          <draw:text-box>
            <text:p><text:span text:style-name="T7">γ</text:span><text:span text:style-name="T9">s</text:span></text:p>
          </draw:text-box>
        </draw:frame>
        <draw:line draw:style-name="gr21" draw:text-style-name="P9" draw:layer="layout" svg:x1="7.1cm" svg:y1="9.3cm" svg:x2="7.1cm" svg:y2="7.4cm">
          <text:p/>
        </draw:line>
        <draw:frame draw:style-name="gr25" draw:text-style-name="P10" draw:layer="layout" svg:width="1.4cm" svg:height="1.273cm" svg:x="7.1cm" svg:y="7.6cm">
          <draw:text-box>
            <text:p><text:span text:style-name="T7">θ</text:span><text:span text:style-name="T9">t</text:span></text:p>
          </draw:text-box>
        </draw:frame>
        <draw:line draw:style-name="gr21" draw:text-style-name="P9" draw:layer="layout" svg:x1="5.9cm" svg:y1="11.2cm" svg:x2="5.9cm" svg:y2="4.4cm">
          <text:p/>
        </draw:line>
        <draw:frame draw:style-name="gr25" draw:text-style-name="P10" draw:layer="layout" svg:width="1.4cm" svg:height="1.273cm" svg:x="5.8cm" svg:y="7.327cm">
          <draw:text-box>
            <text:p><text:span text:style-name="T7">θ</text:span><text:span text:style-name="T9">t</text:span></text:p>
          </draw:text-box>
        </draw:frame>
        <draw:line draw:style-name="gr21" draw:text-style-name="P9" draw:layer="layout" svg:x1="2.5cm" svg:y1="9cm" svg:x2="2.5cm" svg:y2="4.4cm">
          <text:p/>
        </draw:line>
        <draw:frame draw:style-name="gr26" draw:text-style-name="P10" draw:layer="layout" svg:width="1cm" svg:height="1.2cm" svg:x="1.6cm" svg:y="5.8cm">
          <draw:text-box>
            <text:p><text:span text:style-name="T7">θ</text:span><text:span text:style-name="T9">t</text:span></text:p>
          </draw:text-box>
        </draw:frame>
        <draw:line draw:style-name="gr21" draw:text-style-name="P9" draw:layer="layout" svg:x1="3.5cm" svg:y1="4.4cm" svg:x2="6.2cm" svg:y2="6.1cm">
          <text:p/>
        </draw:line>
        <draw:frame draw:style-name="gr22" draw:text-style-name="P10" draw:layer="layout" svg:width="1.4cm" svg:height="1.173cm" svg:x="4cm" svg:y="5.327cm">
          <draw:text-box>
            <text:p><text:span text:style-name="T7">ασ</text:span></text:p>
          </draw:text-box>
        </draw:frame>
        <draw:frame draw:style-name="gr27" draw:text-style-name="P10" draw:layer="layout" svg:width="2.6cm" svg:height="0.973cm" svg:x="3.4cm" svg:y="2.327cm">
          <draw:text-box>
            <text:p><text:span text:style-name="T7">(1-</text:span><text:span text:style-name="T7">α)σ</text:span></text:p>
          </draw:text-box>
        </draw:frame>
        <draw:line draw:style-name="gr21" draw:text-style-name="P9" draw:layer="layout" svg:x1="7.4cm" svg:y1="3.4cm" svg:x2="8.9cm" svg:y2="3.4cm">
          <text:p/>
        </draw:line>
        <draw:line draw:style-name="gr21" draw:text-style-name="P9" draw:layer="layout" svg:x1="13.4cm" svg:y1="5.7cm" svg:x2="14.4cm" svg:y2="5.1cm">
          <text:p/>
        </draw:line>
        <draw:frame draw:style-name="gr28" draw:text-style-name="P10" draw:layer="layout" svg:width="0.875cm" svg:height="1.119cm" svg:x="7.425cm" svg:y="2cm">
          <draw:text-box>
            <text:p><text:span text:style-name="T8">ς</text:span></text:p>
          </draw:text-box>
        </draw:frame>
        <draw:line draw:style-name="gr21" draw:text-style-name="P9" draw:layer="layout" svg:x1="10.912cm" svg:y1="3.869cm" svg:x2="12.5cm" svg:y2="5.6cm">
          <text:p/>
        </draw:line>
        <draw:frame draw:style-name="gr24" draw:text-style-name="P10" draw:layer="layout" svg:width="1.3cm" svg:height="1.114cm" svg:x="9.9cm" svg:y="4.386cm">
          <draw:text-box>
            <text:p><text:span text:style-name="T7">γ</text:span><text:span text:style-name="T9">s</text:span></text:p>
          </draw:text-box>
        </draw:frame>
        <draw:line draw:style-name="gr21" draw:text-style-name="P9" draw:layer="layout" svg:x1="8.1cm" svg:y1="6.4cm" svg:x2="9.1cm" svg:y2="6.4cm">
          <text:p/>
        </draw:line>
        <draw:frame draw:style-name="gr22" draw:text-style-name="P10" draw:layer="layout" svg:width="1.101cm" svg:height="1.173cm" svg:x="8.099cm" svg:y="5.327cm">
          <draw:text-box>
            <text:p><text:span text:style-name="T7">γ</text:span><text:span text:style-name="T9">a</text:span></text:p>
          </draw:text-box>
        </draw:frame>
        <draw:line draw:style-name="gr21" draw:text-style-name="P9" draw:layer="layout" svg:x1="12.6cm" svg:y1="20.7cm" svg:x2="17.1cm" svg:y2="20.7cm">
          <text:p/>
        </draw:line>
        <draw:line draw:style-name="gr21" draw:text-style-name="P9" draw:layer="layout" svg:x1="9.7cm" svg:y1="17.6cm" svg:x2="11.6cm" svg:y2="19.4cm">
          <text:p/>
        </draw:line>
        <draw:line draw:style-name="gr21" draw:text-style-name="P9" draw:layer="layout" svg:x1="8.7cm" svg:y1="18.2cm" svg:x2="8.7cm" svg:y2="19.5cm">
          <text:p/>
        </draw:line>
        <draw:frame draw:style-name="gr24" draw:text-style-name="P10" draw:layer="layout" svg:width="2.4cm" svg:height="1.114cm" svg:x="7.3cm" svg:y="14.386cm">
          <draw:text-box>
            <text:p><text:span text:style-name="T10">η</text:span></text:p>
          </draw:text-box>
        </draw:frame>
        <draw:custom-shape draw:style-name="gr29" draw:text-style-name="P11" draw:layer="layout" svg:width="0.7cm" svg:height="0.6cm" svg:x="10.803cm" svg:y="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7cm" svg:height="0.6cm" svg:x="10.803cm" svg:y="23.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7cm" svg:height="0.6cm" svg:x="1.203cm" svg:y="23.83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0.7cm" svg:height="0.6cm" svg:x="1.203cm" svg:y="24.739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11.2cm" svg:height="0.839cm" svg:x="2.503cm" svg:y="22.8cm">
          <draw:text-box>
            <text:p><text:span text:style-name="T11">Dete</text:span><text:span text:style-name="T11">cted </text:span><text:span text:style-name="T11">when </text:span><text:span text:style-name="T11">asym</text:span><text:span text:style-name="T11">ptom</text:span><text:span text:style-name="T11">atic</text:span></text:p>
          </draw:text-box>
        </draw:frame>
        <draw:frame draw:style-name="gr33" draw:text-style-name="P13" draw:layer="layout" svg:width="11.2cm" svg:height="0.839cm" svg:x="12cm" svg:y="23.664cm">
          <draw:text-box>
            <text:p><text:span text:style-name="T11">Sube</text:span><text:span text:style-name="T11">pide</text:span><text:span text:style-name="T11">mic </text:span><text:span text:style-name="T11">subs</text:span><text:span text:style-name="T11">et</text:span></text:p>
          </draw:text-box>
        </draw:frame>
        <draw:frame draw:style-name="gr33" draw:text-style-name="P13" draw:layer="layout" svg:width="11.2cm" svg:height="0.839cm" svg:x="12cm" svg:y="24.625cm">
          <draw:text-box>
            <text:p><text:span text:style-name="T11">Infect</text:span><text:span text:style-name="T11">ious </text:span><text:span text:style-name="T11">subs</text:span><text:span text:style-name="T11">et</text:span></text:p>
          </draw:text-box>
        </draw:frame>
        <draw:frame draw:style-name="gr33" draw:text-style-name="P13" draw:layer="layout" svg:width="11.2cm" svg:height="0.839cm" svg:x="2.503cm" svg:y="23.8cm">
          <draw:text-box>
            <text:p><text:span text:style-name="T11">Dete</text:span><text:span text:style-name="T11">cted </text:span><text:span text:style-name="T11">when </text:span><text:span text:style-name="T11">symp</text:span><text:span text:style-name="T11">tomat</text:span><text:span text:style-name="T11">ic</text:span></text:p>
          </draw:text-box>
        </draw:frame>
        <draw:frame draw:style-name="gr33" draw:text-style-name="P13" draw:layer="layout" svg:width="11.2cm" svg:height="0.839cm" svg:x="2.6cm" svg:y="24.7cm">
          <draw:text-box>
            <text:p><text:span text:style-name="T11">Dead </text:span><text:span text:style-name="T11">in </text:span><text:span text:style-name="T11">hospi</text:span><text:span text:style-name="T11">tals</text:span></text:p>
          </draw:text-box>
        </draw:frame>
        <draw:custom-shape draw:style-name="gr5" draw:text-style-name="P5" draw:layer="layout" svg:width="1.9cm" svg:height="2cm" svg:x="20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8" draw:layer="layout" svg:width="1.8cm" svg:height="1.821cm" svg:x="20.1cm" svg:y="16.2cm">
          <draw:text-box>
            <text:p text:style-name="P7"><text:span text:style-name="T4">D</text:span><text:span text:style-name="T6">d</text:span></text:p>
          </draw:text-box>
        </draw:frame>
        <draw:custom-shape draw:style-name="gr5" draw:text-style-name="P5" draw:layer="layout" svg:width="1.9cm" svg:height="2cm" svg:x="20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9" draw:layer="layout" svg:x1="9.7cm" svg:y1="17.1cm" svg:x2="20cm" svg:y2="17cm">
          <text:p/>
        </draw:line>
        <draw:frame draw:style-name="gr35" draw:text-style-name="P8" draw:layer="layout" svg:width="1.8cm" svg:height="1.8cm" svg:x="10.9cm" svg:y="19.5cm">
          <draw:text-box>
            <text:p text:style-name="P7"><text:span text:style-name="T4">H</text:span><text:span text:style-name="T6">d</text:span></text:p>
          </draw:text-box>
        </draw:frame>
        <draw:custom-shape draw:style-name="gr5" draw:text-style-name="P5" draw:layer="layout" svg:width="1.9cm" svg:height="2cm" svg:x="7.9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8" draw:layer="layout" svg:width="2.4cm" svg:height="1.8cm" svg:x="7.8cm" svg:y="19.6cm">
          <draw:text-box>
            <text:p text:style-name="P7"><text:span text:style-name="T4">R</text:span><text:span text:style-name="T6">d</text:span></text:p>
          </draw:text-box>
        </draw:frame>
        <draw:line draw:style-name="gr21" draw:text-style-name="P9" draw:layer="layout" svg:x1="12.6cm" svg:y1="20cm" svg:x2="14.2cm" svg:y2="19.3cm">
          <text:p/>
        </draw:line>
        <draw:custom-shape draw:style-name="gr37" draw:text-style-name="P14" draw:layer="layout" svg:width="0.7cm" svg:height="0.6cm" svg:x="1.3cm" svg:y="22.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2cm" svg:height="2cm" svg:x="14.3cm" svg:y="4.6cm">
          <text:p/>
          <draw:enhanced-geometry svg:viewBox="0 0 21600 21600" draw:type="rectangle" draw:enhanced-path="M 0 0 L 21600 0 21600 21600 0 21600 0 0 Z N"/>
        </draw:custom-shape>
        <draw:frame draw:style-name="gr39" draw:text-style-name="P8" draw:layer="layout" svg:width="2.3cm" svg:height="1.786cm" svg:x="14.3cm" svg:y="4.814cm">
          <draw:text-box>
            <text:p text:style-name="P7"><text:span text:style-name="T4">R</text:span><text:span text:style-name="T6">h</text:span><text:span text:style-name="T3">δ</text:span></text:p>
          </draw:text-box>
        </draw:frame>
        <draw:frame draw:style-name="gr40" draw:text-style-name="P8" draw:layer="layout" svg:width="2.1cm" svg:height="1.8cm" svg:x="17.1cm" svg:y="2.3cm">
          <draw:text-box>
            <text:p text:style-name="P7"><text:span text:style-name="T4">D</text:span><text:span text:style-name="T3">δ</text:span></text:p>
          </draw:text-box>
        </draw:frame>
        <draw:custom-shape draw:style-name="gr15" draw:text-style-name="P5" draw:layer="layout" svg:width="2.2cm" svg:height="2cm" svg:x="17cm" svg:y="2cm">
          <text:p/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11cm" svg:y1="3.2cm" svg:x2="16.8cm" svg:y2="3.2cm">
          <text:p/>
        </draw:line>
        <draw:line draw:style-name="gr21" draw:text-style-name="P9" draw:layer="layout" svg:x1="9.9cm" svg:y1="4.421cm" svg:x2="9.9cm" svg:y2="5.621cm">
          <text:p/>
        </draw:line>
        <draw:frame draw:style-name="gr24" draw:text-style-name="P10" draw:layer="layout" svg:width="1.3cm" svg:height="1.114cm" svg:x="14.5cm" svg:y="7cm">
          <draw:text-box>
            <text:p><text:span text:style-name="T7">μ</text:span><text:span text:style-name="T9">h</text:span></text:p>
          </draw:text-box>
        </draw:frame>
        <draw:frame draw:style-name="gr24" draw:text-style-name="P10" draw:layer="layout" svg:width="1.3cm" svg:height="1.114cm" svg:x="13cm" svg:y="4.1cm">
          <draw:text-box>
            <text:p><text:span text:style-name="T7">γ</text:span><text:span text:style-name="T9">h</text:span></text:p>
          </draw:text-box>
        </draw:frame>
        <draw:frame draw:style-name="gr24" draw:text-style-name="P10" draw:layer="layout" svg:width="1.3cm" svg:height="1.114cm" svg:x="14.5cm" svg:y="7cm">
          <draw:text-box>
            <text:p><text:span text:style-name="T7">μ</text:span><text:span text:style-name="T9">h</text:span></text:p>
          </draw:text-box>
        </draw:frame>
        <draw:frame draw:style-name="gr24" draw:text-style-name="P10" draw:layer="layout" svg:width="1.3cm" svg:height="1.114cm" svg:x="14.8cm" svg:y="20.7cm">
          <draw:text-box>
            <text:p><text:span text:style-name="T7">μ</text:span><text:span text:style-name="T9">h</text:span></text:p>
          </draw:text-box>
        </draw:frame>
        <draw:frame draw:style-name="gr24" draw:text-style-name="P10" draw:layer="layout" svg:width="1.3cm" svg:height="1.114cm" svg:x="12.9cm" svg:y="18.486cm">
          <draw:text-box>
            <text:p><text:span text:style-name="T7">γ</text:span><text:span text:style-name="T9">h</text:span></text:p>
          </draw:text-box>
        </draw:frame>
        <draw:frame draw:style-name="gr24" draw:text-style-name="P10" draw:layer="layout" svg:width="1.3cm" svg:height="1.114cm" svg:x="7.7cm" svg:y="18.286cm">
          <draw:text-box>
            <text:p><text:span text:style-name="T7">γ</text:span><text:span text:style-name="T9">s</text:span></text:p>
          </draw:text-box>
        </draw:frame>
        <draw:custom-shape draw:style-name="gr41" draw:text-style-name="P15" draw:layer="layout" svg:width="9.5cm" svg:height="3.8cm" svg:x="10.113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5" draw:layer="layout" svg:width="6.2cm" svg:height="3.4cm" svg:x="13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6" draw:layer="layout" svg:width="0.7cm" svg:height="0.6cm" svg:x="1.3cm" svg:y="25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.8cm" svg:height="21.2cm" svg:x="16.8cm" svg:y="1.4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11.2cm" svg:height="0.839cm" svg:x="2.5cm" svg:y="25.5cm">
          <draw:text-box>
            <text:p><text:span text:style-name="T11">Dead </text:span><text:span text:style-name="T11">outsi</text:span><text:span text:style-name="T11">de </text:span><text:span text:style-name="T11">hospi</text:span><text:span text:style-name="T11">tals</text:span></text:p>
          </draw:text-box>
        </draw:frame>
        <draw:custom-shape draw:style-name="gr45" draw:text-style-name="P16" draw:layer="layout" svg:width="3cm" svg:height="21.1cm" svg:x="19.6cm" svg:y="1.4cm">
          <text:p/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9.4cm" svg:y1="14.2cm" svg:x2="11.8cm" svg:y2="19.2cm">
          <text:p/>
        </draw:line>
        <draw:custom-shape draw:style-name="gr8" draw:text-style-name="P5" draw:layer="layout" svg:width="1.875cm" svg:height="2cm" svg:x="9.1cm" svg:y="9.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2cm" svg:height="1.786cm" svg:x="9.5cm" svg:y="10cm">
          <draw:text-box>
            <text:p><text:span text:style-name="T1">I</text:span><text:span text:style-name="T2">u</text:span></text:p>
          </draw:text-box>
        </draw:frame>
        <draw:line draw:style-name="gr21" draw:text-style-name="P9" draw:layer="layout" svg:x1="10.9cm" svg:y1="10.6cm" svg:x2="13.7cm" svg:y2="10.6cm">
          <text:p/>
        </draw:line>
        <draw:frame draw:style-name="gr24" draw:text-style-name="P10" draw:layer="layout" svg:width="1.4cm" svg:height="1.114cm" svg:x="11.7cm" svg:y="10.8cm">
          <draw:text-box>
            <text:p><text:span text:style-name="T7">γ</text:span><text:span text:style-name="T9">s</text:span></text:p>
          </draw:text-box>
        </draw:frame>
        <draw:line draw:style-name="gr21" draw:text-style-name="P9" draw:layer="layout" svg:x1="6.6cm" svg:y1="11.7cm" svg:x2="9.1cm" svg:y2="11.7cm">
          <text:p/>
        </draw:line>
        <draw:frame draw:style-name="gr23" draw:text-style-name="P10" draw:layer="layout" svg:width="2.615cm" svg:height="1.119cm" svg:x="6.685cm" svg:y="10.8cm">
          <draw:text-box>
            <text:p><text:span text:style-name="T8">(1</text:span><text:span text:style-name="T8">-</text:span><text:span text:style-name="T8">π</text:span><text:span text:style-name="T8">)</text:span><text:span text:style-name="T8">ς</text:span></text:p>
          </draw:text-box>
        </draw:frame>
        <draw:frame draw:style-name="gr24" draw:text-style-name="P10" draw:layer="layout" svg:width="1.3cm" svg:height="1.114cm" svg:x="15.5cm" svg:y="13.186cm">
          <draw:text-box>
            <text:p><text:span text:style-name="T7">μ</text:span><text:span text:style-name="T9">s</text:span></text:p>
          </draw:text-box>
        </draw:frame>
        <draw:frame draw:style-name="gr24" draw:text-style-name="P10" draw:layer="layout" svg:width="1.3cm" svg:height="1.114cm" svg:x="13.3cm" svg:y="13.486cm">
          <draw:text-box>
            <text:p><text:span text:style-name="T7">μ</text:span><text:span text:style-name="T9">s</text:span></text:p>
          </draw:text-box>
        </draw:frame>
        <draw:line draw:style-name="gr21" draw:text-style-name="P9" draw:layer="layout" svg:x1="10.9cm" svg:y1="11.7cm" svg:x2="19.7cm" svg:y2="16.4cm">
          <text:p/>
        </draw:line>
        <draw:frame draw:style-name="gr24" draw:text-style-name="P10" draw:layer="layout" svg:width="1.4cm" svg:height="1.114cm" svg:x="9.9cm" svg:y="14.5cm">
          <draw:text-box>
            <text:p><text:span text:style-name="T7">ι</text:span><text:span text:style-name="T9">s</text:span></text:p>
          </draw:text-box>
        </draw:frame>
        <draw:line draw:style-name="gr21" draw:text-style-name="P9" draw:layer="layout" svg:x1="10.3cm" svg:y1="11.7cm" svg:x2="11.9cm" svg:y2="19.3cm">
          <text:p/>
        </draw:line>
        <draw:frame draw:style-name="gr24" draw:text-style-name="P10" draw:layer="layout" svg:width="1.4cm" svg:height="1.114cm" svg:x="10.9cm" svg:y="14.586cm">
          <draw:text-box>
            <text:p><text:span text:style-name="T7">ι</text:span><text:span text:style-name="T9">s</text:span></text:p>
          </draw:text-box>
        </draw:frame>
        <draw:frame draw:style-name="gr24" draw:text-style-name="P10" draw:layer="layout" svg:width="1.4cm" svg:height="1.114cm" svg:x="11.4cm" svg:y="3.486cm">
          <draw:text-box>
            <text:p><text:span text:style-name="T7">ι</text:span><text:span text:style-name="T9">s</text:span></text:p>
          </draw:text-box>
        </draw:frame>
        <draw:frame draw:style-name="gr24" draw:text-style-name="P10" draw:layer="layout" svg:width="1.3cm" svg:height="1.114cm" svg:x="13.7cm" svg:y="2.1cm">
          <draw:text-box>
            <text:p><text:span text:style-name="T7">μ</text:span><text:span text:style-name="T9">d</text:span></text:p>
          </draw:text-box>
        </draw:frame>
        <draw:frame draw:style-name="gr24" draw:text-style-name="P10" draw:layer="layout" svg:width="1.3cm" svg:height="1.114cm" svg:x="12.4cm" svg:y="15.886cm">
          <draw:text-box>
            <text:p><text:span text:style-name="T7">μ</text:span><text:span text:style-name="T9">d</text:span></text:p>
          </draw:text-box>
        </draw:frame>
        <draw:frame draw:style-name="gr24" draw:text-style-name="P10" draw:layer="layout" svg:width="1.4cm" svg:height="1.114cm" svg:x="10.1cm" svg:y="17.286cm">
          <draw:text-box>
            <text:p><text:span text:style-name="T7">ι</text:span><text:span text:style-name="T9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ong_20_Dash" svg:stroke-width="0cm" svg:stroke-color="#383d3c" draw:marker-start-width="0.2cm" draw:marker-start-center="false" draw:marker-end-width="0.2cm" draw:marker-end-center="false" draw:fill="none" draw:fill-color="#41ad0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2cm" svg:stroke-color="#000000" draw:marker-start-width="0.23cm" draw:marker-end="Arrow" draw:marker-end-width="0.1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.5cm" fo:page-height="2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46:59.775864454</meta:creation-date>
    <dc:date>2021-01-12T23:13:06.257258491</dc:date>
    <meta:editing-duration>PT11H27M12S</meta:editing-duration>
    <meta:editing-cycles>28</meta:editing-cycles>
    <meta:generator>LibreOffice/6.4.6.2$Linux_X86_64 LibreOffice_project/40$Build-2</meta:generator>
    <meta:print-date>2020-10-07T09:05:11.568000000</meta:print-date>
    <meta:document-statistic meta:object-count="123"/>
  </office:meta>
</office:document-meta>
</file>